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paragraph-rsid="000b4b2d"/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en" fo:country="none" fo:font-weight="bold" officeooo:paragraph-rsid="000b4b2d" style:font-size-asian="14pt" style:font-weight-asian="bold"/>
    </style:style>
    <style:style style:name="P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ru" fo:country="RU" fo:font-weight="bold" officeooo:rsid="000cf8a9" officeooo:paragraph-rsid="000cf8a9" style:font-size-asian="14pt" style:font-weight-asian="bold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en" fo:country="none" fo:font-weight="normal" officeooo:paragraph-rsid="000b4b2d" style:font-size-asian="12pt" style:font-weight-asian="normal"/>
    </style:style>
    <style:style style:name="P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paragraph-rsid="000b4b2d" style:font-size-asian="12pt" style:font-weight-asian="normal"/>
    </style:style>
    <style:style style:name="P6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e116c" officeooo:paragraph-rsid="000e116c" style:font-size-asian="12pt" style:font-weight-asian="normal"/>
    </style:style>
    <style:style style:name="P7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e116c" officeooo:paragraph-rsid="000b4b2d" style:font-size-asian="12pt" style:font-weight-asian="normal"/>
    </style:style>
    <style:style style:name="P8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11b42c" officeooo:paragraph-rsid="0011b42c" style:font-size-asian="12pt" style:font-weight-asian="normal"/>
    </style:style>
    <style:style style:name="P9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13f17d" officeooo:paragraph-rsid="0013f17d" style:font-size-asian="12pt" style:font-weight-asian="normal"/>
    </style:style>
    <style:style style:name="P10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en" fo:country="US" fo:font-weight="normal" officeooo:paragraph-rsid="000b4b2d" style:font-size-asian="12pt" style:font-weight-asian="normal"/>
    </style:style>
    <style:style style:name="P1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rsid="000e116c" officeooo:paragraph-rsid="000e116c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ru" fo:country="RU" fo:font-weight="bold" officeooo:paragraph-rsid="000b4b2d" style:font-size-asian="14pt" style:font-weight-asian="bold"/>
    </style:style>
    <style:style style:name="P1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paragraph-rsid="000b4b2d" style:font-size-asian="12pt" style:font-weight-asian="normal"/>
    </style:style>
    <style:style style:name="T1" style:family="text">
      <style:text-properties style:font-name="Arial" fo:font-size="12pt" fo:language="ru" fo:country="RU" fo:font-weight="normal" style:font-size-asian="12pt" style:font-weight-asian="normal"/>
    </style:style>
    <style:style style:name="T2" style:family="text">
      <style:text-properties style:font-name="Arial" fo:font-size="12pt" fo:language="ru" fo:country="RU" fo:font-weight="normal" officeooo:rsid="000e116c" style:font-size-asian="12pt" style:font-weight-asian="normal"/>
    </style:style>
    <style:style style:name="T3" style:family="text">
      <style:text-properties style:font-name="Arial" fo:font-size="12pt" fo:language="ru" fo:country="RU" fo:font-weight="normal" officeooo:rsid="000e11bb" style:font-size-asian="12pt" style:font-weight-asian="normal"/>
    </style:style>
    <style:style style:name="T4" style:family="text">
      <style:text-properties style:font-name="Arial" fo:font-size="12pt" fo:language="ru" fo:country="RU" fo:font-weight="normal" officeooo:rsid="000ef42e" style:font-size-asian="12pt" style:font-weight-asian="normal"/>
    </style:style>
    <style:style style:name="T5" style:family="text">
      <style:text-properties style:font-name="Arial" fo:font-size="12pt" fo:language="ru" fo:country="RU" fo:font-weight="normal" officeooo:rsid="0010c41e" style:font-size-asian="12pt" style:font-weight-asian="normal"/>
    </style:style>
    <style:style style:name="T6" style:family="text">
      <style:text-properties style:font-name="Arial" fo:font-size="12pt" fo:language="en" fo:country="US" fo:font-weight="normal" style:font-size-asian="12pt" style:font-weight-asian="normal"/>
    </style:style>
    <style:style style:name="T7" style:family="text">
      <style:text-properties style:font-name="Arial" fo:font-size="12pt" fo:language="en" fo:country="US" fo:font-weight="normal" officeooo:rsid="000e116c" style:font-size-asian="12pt" style:font-weight-asian="normal"/>
    </style:style>
    <style:style style:name="T8" style:family="text">
      <style:text-properties style:font-name="Arial" fo:font-size="14pt" fo:language="ru" fo:country="RU" fo:font-weight="bold" style:font-size-asian="14pt" style:font-weight-asian="bold"/>
    </style:style>
    <style:style style:name="T9" style:family="text">
      <style:text-properties style:font-name="Arial" fo:font-size="14pt" fo:language="en" fo:country="none" fo:font-weight="bold" style:font-size-asian="14pt" style:font-weight-asian="bold"/>
    </style:style>
    <style:style style:name="T10" style:family="text">
      <style:text-properties style:font-name="Arial" fo:font-size="14pt" fo:language="en" fo:country="US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ЧИТЫВАТЬ МАССИВ ПРИ ОБРАБОТКЕ ЗАПРОСА И ОТПРАВКЕ ОТВЕТА</text:p>
      <text:p text:style-name="P2"/>
      <text:p text:style-name="P1"><text:span text:style-name="T9">1. </text:span><text:span text:style-name="T8">Клиент</text:span><text:span text:style-name="T9"> </text:span><text:span text:style-name="T8">и</text:span><text:span text:style-name="T9"> </text:span><text:span text:style-name="T8">сервер</text:span><text:span text:style-name="T9"> </text:span><text:span text:style-name="T8">не</text:span><text:span text:style-name="T9"> </text:span><text:span text:style-name="T8">знают</text:span><text:span text:style-name="T9"> </text:span><text:span text:style-name="T8">друг</text:span><text:span text:style-name="T9"> </text:span><text:span text:style-name="T8">друга</text:span></text:p>
      <text:p text:style-name="P3">Организуется зашифрованный канал связи</text:p>
      <text:p text:style-name="P4"/>
      <text:p text:style-name="P5">Клиент отправляет открытый JSON:</text:p>
      <text:p text:style-name="P1"><text:span text:style-name="T6">[</text:span><text:span text:style-name="T1">{</text:span></text:p>
      <text:p text:style-name="P5"><text:tab/>type: request,</text:p>
      <text:p text:style-name="P5"><text:tab/>operation: cryptoHandshake,</text:p>
      <text:p text:style-name="P5"/>
      <text:p text:style-name="P5"><text:tab/>M: номер метода шифрования,</text:p>
      <text:p text:style-name="P5"><text:tab/>K: публичный ключ клиента</text:p>
      <text:p text:style-name="P1"><text:span text:style-name="T1">}</text:span><text:span text:style-name="T6">]</text:span></text:p>
      <text:p text:style-name="P5"/>
      <text:p text:style-name="P5"/>
      <text:p text:style-name="P8">Формируется UUID канала связи. Уникальный для каждого запроса cryptoHandshake.</text:p>
      <text:p text:style-name="P8"/>
      <text:p text:style-name="P5"/>
      <text:p text:style-name="P5">Сервер отвечает открытым JSON:</text:p>
      <text:p text:style-name="P1"><text:span text:style-name="T6">[</text:span><text:span text:style-name="T1">{</text:span></text:p>
      <text:p text:style-name="P10"><text:tab/>type: response,</text:p>
      <text:p text:style-name="P1"><text:span text:style-name="T6"><text:tab/>operation: </text:span><text:span text:style-name="T1">cryptoHandshake</text:span><text:span text:style-name="T6">,</text:span></text:p>
      <text:p text:style-name="P10"/>
      <text:p text:style-name="P1"><text:span text:style-name="T1"><text:tab/>UUID:</text:span><text:span text:style-name="T6"> string</text:span><text:span text:style-name="T1">,</text:span></text:p>
      <text:p text:style-name="P1"><text:span text:style-name="T1"><text:tab/>key: </text:span><text:span text:style-name="T6">string</text:span></text:p>
      <text:p text:style-name="P1"><text:span text:style-name="T1">}</text:span><text:span text:style-name="T6">]</text:span></text:p>
      <text:p text:style-name="P5"/>
      <text:p text:style-name="P9">Защищать uuid не имеет смысла.</text:p>
      <text:p text:style-name="P5"/>
      <text:p text:style-name="P1"><text:span text:style-name="T10">2. </text:span><text:span text:style-name="T8">Клиент</text:span><text:span text:style-name="T10"> </text:span><text:span text:style-name="T8">и</text:span><text:span text:style-name="T10"> </text:span><text:span text:style-name="T8">сервер</text:span><text:span text:style-name="T10"> </text:span><text:span text:style-name="T8">знают</text:span><text:span text:style-name="T10"> </text:span><text:span text:style-name="T8">друг</text:span><text:span text:style-name="T10"> </text:span><text:span text:style-name="T8">друга</text:span></text:p>
      <text:p text:style-name="P3">Проводится обмен внутри канала связи</text:p>
      <text:p text:style-name="P10"/>
      <text:p text:style-name="P5">Клиент отправляет открытый JSON:</text:p>
      <text:p text:style-name="P1"><text:span text:style-name="T4">[</text:span><text:span text:style-name="T1">{</text:span></text:p>
      <text:p text:style-name="P5"><text:tab/>type: request,</text:p>
      <text:p text:style-name="P1"><text:span text:style-name="T1"><text:tab/>operation</text:span><text:span text:style-name="T6">: </text:span><text:span text:style-name="T1">упаковываемая операция,</text:span></text:p>
      <text:p text:style-name="P5"/>
      <text:p text:style-name="P1"><text:span text:style-name="T1"><text:tab/>UID: UID </text:span><text:span text:style-name="T5">канала связи</text:span><text:span text:style-name="T1">,</text:span></text:p>
      <text:p text:style-name="P1"><text:span text:style-name="T6"><text:tab/></text:span><text:span text:style-name="T1">stayAlive: boolean</text:span><text:span text:style-name="T6">,</text:span></text:p>
      <text:p text:style-name="P1"><text:span text:style-name="T1"><text:tab/>request:</text:span><text:span text:style-name="T6"> string</text:span><text:span text:style-name="T1"> </text:span><text:span text:style-name="T6">(</text:span><text:span text:style-name="T1">зашифрованный </text:span><text:span text:style-name="T3">запрос </text:span><text:span text:style-name="T1">JSON, содерж</text:span><text:span text:style-name="T2">ащий</text:span><text:span text:style-name="T1">: [authorize </text:span><text:span text:style-name="T2">и</text:span><text:span text:style-name="T1"> request]</text:span><text:span text:style-name="T6">)</text:span></text:p>
      <text:p text:style-name="P1"><text:span text:style-name="T1">}</text:span><text:span text:style-name="T4">]</text:span></text:p>
      <text:p text:style-name="P5"/>
      <text:p text:style-name="P6">JSON дешифруется</text:p>
      <text:p text:style-name="P6">Проверяется действительность запроса</text:p>
      <text:p text:style-name="P1"><text:span text:style-name="T2">Запрос посылается на сервер</text:span><text:span text:style-name="T1">.</text:span></text:p>
      <text:p text:style-name="P7">Ответ сервера шифруется</text:p>
      <text:p text:style-name="P11"><text:span text:style-name="T2">К</text:span><text:span text:style-name="T1">лиенту посылается открытый JSON:</text:span></text:p>
      <text:p text:style-name="P1"><text:span text:style-name="T6">[</text:span><text:span text:style-name="T1">{</text:span></text:p>
      <text:p text:style-name="P1"><text:span text:style-name="T1"><text:tab/>type: </text:span><text:span text:style-name="T6">response</text:span><text:span text:style-name="T1">,</text:span></text:p>
      <text:p text:style-name="P1"><text:span text:style-name="T1"><text:tab/>operation: </text:span><text:span text:style-name="T2">cryptoData</text:span><text:span text:style-name="T1">,</text:span></text:p>
      <text:p text:style-name="P1"><text:soft-page-break/><text:span text:style-name="T1"><text:tab/></text:span><text:span text:style-name="T6">response: </text:span><text:span text:style-name="T7">string (</text:span><text:span text:style-name="T1">зашифрованный ответ </text:span><text:span text:style-name="T6">JSON</text:span><text:span text:style-name="T7">)</text:span></text:p>
      <text:p text:style-name="P1"><text:span text:style-name="T1">}</text:span><text:span text:style-name="T6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1:10:45.858436302</meta:creation-date>
    <dc:date>2021-02-23T19:38:35.711341516</dc:date>
    <meta:editing-duration>PT5H28M30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131" meta:character-count="979" meta:non-whitespace-character-count="871"/>
  </office:meta>
</office:document-meta>
</file>